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c8c" officeooo:paragraph-rsid="0014ac8c"/>
    </style:style>
    <style:style style:name="P2" style:family="paragraph" style:parent-style-name="Standard">
      <style:text-properties officeooo:rsid="00217396" officeooo:paragraph-rsid="00217396"/>
    </style:style>
    <style:style style:name="P3" style:family="paragraph" style:parent-style-name="Standard">
      <style:text-properties officeooo:rsid="002ce973" officeooo:paragraph-rsid="002ce973"/>
    </style:style>
    <style:style style:name="P4" style:family="paragraph" style:parent-style-name="Standard">
      <style:text-properties officeooo:rsid="0032bef3" officeooo:paragraph-rsid="0032bef3"/>
    </style:style>
    <style:style style:name="P5" style:family="paragraph" style:parent-style-name="Standard">
      <style:text-properties officeooo:rsid="003611c9" officeooo:paragraph-rsid="003611c9"/>
    </style:style>
    <style:style style:name="P6" style:family="paragraph" style:parent-style-name="Standard">
      <style:text-properties officeooo:rsid="00380db4" officeooo:paragraph-rsid="00380db4"/>
    </style:style>
    <style:style style:name="P7" style:family="paragraph" style:parent-style-name="Standard">
      <style:text-properties officeooo:rsid="002e0cc4" officeooo:paragraph-rsid="002e0cc4"/>
    </style:style>
    <style:style style:name="P8" style:family="paragraph" style:parent-style-name="Standard">
      <style:text-properties officeooo:rsid="003af368" officeooo:paragraph-rsid="003af368"/>
    </style:style>
    <style:style style:name="P9" style:family="paragraph" style:parent-style-name="Standard">
      <style:text-properties officeooo:rsid="003e6018" officeooo:paragraph-rsid="003e6018"/>
    </style:style>
    <style:style style:name="P10" style:family="paragraph" style:parent-style-name="Standard">
      <style:text-properties officeooo:rsid="003e7707" officeooo:paragraph-rsid="003e7707"/>
    </style:style>
    <style:style style:name="P11" style:family="paragraph" style:parent-style-name="Standard">
      <style:text-properties officeooo:rsid="00405896" officeooo:paragraph-rsid="00405896"/>
    </style:style>
    <style:style style:name="P12" style:family="paragraph" style:parent-style-name="Standard">
      <style:text-properties officeooo:rsid="004241d7" officeooo:paragraph-rsid="004241d7"/>
    </style:style>
    <style:style style:name="P13" style:family="paragraph" style:parent-style-name="Standard">
      <style:text-properties officeooo:rsid="004bdd58" officeooo:paragraph-rsid="004bdd58"/>
    </style:style>
    <style:style style:name="P14" style:family="paragraph" style:parent-style-name="Standard">
      <style:text-properties officeooo:rsid="004d0fe5" officeooo:paragraph-rsid="004d0fe5"/>
    </style:style>
    <style:style style:name="P15" style:family="paragraph" style:parent-style-name="Standard">
      <style:text-properties fo:font-weight="bold" officeooo:rsid="004d0fe5" officeooo:paragraph-rsid="004d0fe5" style:font-weight-asian="bold" style:font-weight-complex="bold"/>
    </style:style>
    <style:style style:name="P16" style:family="paragraph" style:parent-style-name="Standard">
      <style:text-properties officeooo:rsid="00516a3e" officeooo:paragraph-rsid="00516a3e"/>
    </style:style>
    <style:style style:name="P17" style:family="paragraph" style:parent-style-name="Standard">
      <style:text-properties officeooo:rsid="0058ebb7" officeooo:paragraph-rsid="0058ebb7"/>
    </style:style>
    <style:style style:name="P18" style:family="paragraph" style:parent-style-name="Standard">
      <style:text-properties officeooo:rsid="0058f8f7" officeooo:paragraph-rsid="0058f8f7"/>
    </style:style>
    <style:style style:name="P19" style:family="paragraph" style:parent-style-name="Standard">
      <style:text-properties officeooo:rsid="0059a596" officeooo:paragraph-rsid="0059a596"/>
    </style:style>
    <style:style style:name="P20" style:family="paragraph" style:parent-style-name="Standard" style:list-style-name="L1">
      <style:text-properties officeooo:rsid="0014ac8c" officeooo:paragraph-rsid="0014ac8c"/>
    </style:style>
    <style:style style:name="P21" style:family="paragraph" style:parent-style-name="Standard" style:list-style-name="L2">
      <style:text-properties officeooo:rsid="0014ac8c" officeooo:paragraph-rsid="0014ac8c"/>
    </style:style>
    <style:style style:name="P22" style:family="paragraph" style:parent-style-name="Standard" style:list-style-name="L5">
      <style:text-properties officeooo:rsid="0014ac8c" officeooo:paragraph-rsid="0014ac8c"/>
    </style:style>
    <style:style style:name="P23" style:family="paragraph" style:parent-style-name="Standard" style:list-style-name="L7">
      <style:text-properties officeooo:rsid="0014ac8c" officeooo:paragraph-rsid="0014ac8c"/>
    </style:style>
    <style:style style:name="P24" style:family="paragraph" style:parent-style-name="Standard" style:list-style-name="L7">
      <style:text-properties officeooo:rsid="0014ac8c" officeooo:paragraph-rsid="0018e7a9"/>
    </style:style>
    <style:style style:name="P25" style:family="paragraph" style:parent-style-name="Standard" style:list-style-name="L8">
      <style:text-properties officeooo:rsid="0014ac8c" officeooo:paragraph-rsid="0014ac8c"/>
    </style:style>
    <style:style style:name="P26" style:family="paragraph" style:parent-style-name="Standard" style:list-style-name="L2">
      <style:text-properties officeooo:rsid="0032bef3" officeooo:paragraph-rsid="0032bef3"/>
    </style:style>
    <style:style style:name="P27" style:family="paragraph" style:parent-style-name="Standard" style:list-style-name="L3">
      <style:text-properties officeooo:rsid="00380db4" officeooo:paragraph-rsid="00380db4"/>
    </style:style>
    <style:style style:name="P28" style:family="paragraph" style:parent-style-name="Standard" style:list-style-name="L4">
      <style:text-properties officeooo:rsid="003611c9" officeooo:paragraph-rsid="003611c9"/>
    </style:style>
    <style:style style:name="P29" style:family="paragraph" style:parent-style-name="Standard" style:list-style-name="L5">
      <style:text-properties officeooo:rsid="0034c4fd" officeooo:paragraph-rsid="0034c4fd"/>
    </style:style>
    <style:style style:name="P30" style:family="paragraph" style:parent-style-name="Standard" style:list-style-name="L5">
      <style:text-properties officeooo:rsid="00209799" officeooo:paragraph-rsid="00209799"/>
    </style:style>
    <style:style style:name="P31" style:family="paragraph" style:parent-style-name="Standard" style:list-style-name="L7">
      <style:text-properties officeooo:rsid="00209799" officeooo:paragraph-rsid="00209799"/>
    </style:style>
    <style:style style:name="P32" style:family="paragraph" style:parent-style-name="Standard" style:list-style-name="L6">
      <style:text-properties officeooo:rsid="00217396" officeooo:paragraph-rsid="00217396"/>
    </style:style>
    <style:style style:name="P33" style:family="paragraph" style:parent-style-name="Standard" style:list-style-name="L6">
      <style:text-properties officeooo:rsid="0021ba81" officeooo:paragraph-rsid="0021ba81"/>
    </style:style>
    <style:style style:name="P34" style:family="paragraph" style:parent-style-name="Standard" style:list-style-name="L7">
      <style:text-properties officeooo:rsid="001c9fdb" officeooo:paragraph-rsid="001c9fdb"/>
    </style:style>
    <style:style style:name="P35" style:family="paragraph" style:parent-style-name="Standard" style:list-style-name="L7">
      <style:text-properties officeooo:rsid="0018e7a9" officeooo:paragraph-rsid="0018e7a9"/>
    </style:style>
    <style:style style:name="P36" style:family="paragraph" style:parent-style-name="Standard" style:list-style-name="L7">
      <style:text-properties officeooo:rsid="004bd0a7" officeooo:paragraph-rsid="004bd0a7"/>
    </style:style>
    <style:style style:name="P37" style:family="paragraph" style:parent-style-name="Standard" style:list-style-name="L8">
      <style:text-properties officeooo:rsid="00343aa0" officeooo:paragraph-rsid="00343aa0"/>
    </style:style>
    <style:style style:name="P38" style:family="paragraph" style:parent-style-name="Standard" style:list-style-name="L8">
      <style:text-properties officeooo:rsid="00344969" officeooo:paragraph-rsid="00344969"/>
    </style:style>
    <style:style style:name="P39" style:family="paragraph" style:parent-style-name="Standard" style:list-style-name="L8">
      <style:text-properties officeooo:rsid="0018366b" officeooo:paragraph-rsid="0018366b"/>
    </style:style>
    <style:style style:name="P40" style:family="paragraph" style:parent-style-name="Standard" style:list-style-name="L8">
      <style:text-properties officeooo:rsid="002530e2" officeooo:paragraph-rsid="002530e2"/>
    </style:style>
    <style:style style:name="P41" style:family="paragraph" style:parent-style-name="Standard" style:list-style-name="L9">
      <style:text-properties officeooo:rsid="0041c000" officeooo:paragraph-rsid="0041c000"/>
    </style:style>
    <style:style style:name="P42" style:family="paragraph" style:parent-style-name="Standard" style:list-style-name="L10">
      <style:text-properties officeooo:rsid="002ce973" officeooo:paragraph-rsid="002ce973"/>
    </style:style>
    <style:style style:name="P43" style:family="paragraph" style:parent-style-name="Standard" style:list-style-name="L10">
      <style:text-properties officeooo:rsid="00303a11" officeooo:paragraph-rsid="00303a11"/>
    </style:style>
    <style:style style:name="P44" style:family="paragraph" style:parent-style-name="Standard" style:list-style-name="L10">
      <style:text-properties officeooo:rsid="002fe9c1" officeooo:paragraph-rsid="002fe9c1"/>
    </style:style>
    <style:style style:name="P45" style:family="paragraph" style:parent-style-name="Standard" style:list-style-name="L10">
      <style:text-properties officeooo:rsid="002e0cc4" officeooo:paragraph-rsid="002e0cc4"/>
    </style:style>
    <style:style style:name="P46" style:family="paragraph" style:parent-style-name="Standard" style:list-style-name="L10">
      <style:text-properties officeooo:rsid="003257ac" officeooo:paragraph-rsid="003257ac"/>
    </style:style>
    <style:style style:name="P47" style:family="paragraph" style:parent-style-name="Standard" style:list-style-name="L11">
      <style:text-properties officeooo:rsid="003af368" officeooo:paragraph-rsid="003af368"/>
    </style:style>
    <style:style style:name="P48" style:family="paragraph" style:parent-style-name="Standard" style:list-style-name="L15">
      <style:text-properties officeooo:rsid="003af368" officeooo:paragraph-rsid="003af368"/>
    </style:style>
    <style:style style:name="P49" style:family="paragraph" style:parent-style-name="Standard" style:list-style-name="L16">
      <style:text-properties officeooo:rsid="003af368" officeooo:paragraph-rsid="003af368"/>
    </style:style>
    <style:style style:name="P50" style:family="paragraph" style:parent-style-name="Standard">
      <style:text-properties officeooo:rsid="003af368" officeooo:paragraph-rsid="003af368"/>
    </style:style>
    <style:style style:name="P51" style:family="paragraph" style:parent-style-name="Standard" style:list-style-name="L12">
      <style:text-properties officeooo:rsid="0044deb1" officeooo:paragraph-rsid="0044deb1"/>
    </style:style>
    <style:style style:name="P52" style:family="paragraph" style:parent-style-name="Standard" style:list-style-name="L13">
      <style:text-properties officeooo:rsid="0044deb1" officeooo:paragraph-rsid="00516a3e"/>
    </style:style>
    <style:style style:name="P53" style:family="paragraph" style:parent-style-name="Standard" style:list-style-name="L12">
      <style:text-properties officeooo:rsid="0046d227" officeooo:paragraph-rsid="0046d227"/>
    </style:style>
    <style:style style:name="P54" style:family="paragraph" style:parent-style-name="Standard" style:list-style-name="L13">
      <style:text-properties officeooo:rsid="0046d227" officeooo:paragraph-rsid="00516a3e"/>
    </style:style>
    <style:style style:name="P55" style:family="paragraph" style:parent-style-name="Standard" style:list-style-name="L12">
      <style:text-properties officeooo:rsid="004241d7" officeooo:paragraph-rsid="004241d7"/>
    </style:style>
    <style:style style:name="P56" style:family="paragraph" style:parent-style-name="Standard" style:list-style-name="L13">
      <style:text-properties officeooo:rsid="004241d7" officeooo:paragraph-rsid="00516a3e"/>
    </style:style>
    <style:style style:name="P57" style:family="paragraph" style:parent-style-name="Standard" style:list-style-name="L12">
      <style:text-properties officeooo:rsid="004a0dd3" officeooo:paragraph-rsid="004a0dd3"/>
    </style:style>
    <style:style style:name="P58" style:family="paragraph" style:parent-style-name="Standard" style:list-style-name="L12">
      <style:text-properties officeooo:rsid="0048af44" officeooo:paragraph-rsid="0048af44"/>
    </style:style>
    <style:style style:name="P59" style:family="paragraph" style:parent-style-name="Standard" style:list-style-name="L13">
      <style:text-properties officeooo:rsid="0048af44" officeooo:paragraph-rsid="00516a3e"/>
    </style:style>
    <style:style style:name="P60" style:family="paragraph" style:parent-style-name="Standard" style:list-style-name="L12">
      <style:text-properties officeooo:rsid="004a0f71" officeooo:paragraph-rsid="004a0f71"/>
    </style:style>
    <style:style style:name="P61" style:family="paragraph" style:parent-style-name="Standard" style:list-style-name="L13">
      <style:text-properties officeooo:rsid="004a0f71" officeooo:paragraph-rsid="00516a3e"/>
    </style:style>
    <style:style style:name="P62" style:family="paragraph" style:parent-style-name="Standard" style:list-style-name="L12">
      <style:text-properties officeooo:rsid="00470b2a" officeooo:paragraph-rsid="00470b2a"/>
    </style:style>
    <style:style style:name="P63" style:family="paragraph" style:parent-style-name="Standard" style:list-style-name="L13">
      <style:text-properties officeooo:rsid="00470b2a" officeooo:paragraph-rsid="00516a3e"/>
    </style:style>
    <style:style style:name="P64" style:family="paragraph" style:parent-style-name="Standard" style:list-style-name="L13">
      <style:text-properties officeooo:rsid="00516a3e" officeooo:paragraph-rsid="00516a3e"/>
    </style:style>
    <style:style style:name="P65" style:family="paragraph" style:parent-style-name="Standard" style:list-style-name="L13">
      <style:text-properties officeooo:rsid="005218c9" officeooo:paragraph-rsid="005218c9"/>
    </style:style>
    <style:style style:name="P66" style:family="paragraph" style:parent-style-name="Standard" style:list-style-name="L14">
      <style:text-properties officeooo:rsid="0059a596" officeooo:paragraph-rsid="0059a596"/>
    </style:style>
    <style:style style:name="P67" style:family="paragraph" style:parent-style-name="Standard">
      <style:text-properties officeooo:rsid="006247e0" officeooo:paragraph-rsid="006247e0"/>
    </style:style>
    <style:style style:name="P68" style:family="paragraph" style:parent-style-name="Standard" style:list-style-name="L17">
      <style:text-properties officeooo:rsid="006247e0" officeooo:paragraph-rsid="006247e0"/>
    </style:style>
    <style:style style:name="P69" style:family="paragraph" style:parent-style-name="Standard" style:list-style-name="L17">
      <style:text-properties officeooo:rsid="00625c79" officeooo:paragraph-rsid="00625c79"/>
    </style:style>
    <style:style style:name="P70" style:family="paragraph" style:parent-style-name="Standard" style:list-style-name="L17">
      <style:text-properties officeooo:rsid="0064465a" officeooo:paragraph-rsid="0064465a"/>
    </style:style>
    <style:style style:name="P71" style:family="paragraph" style:parent-style-name="Standard" style:list-style-name="L17">
      <style:text-properties officeooo:rsid="00647a48" officeooo:paragraph-rsid="00647a48"/>
    </style:style>
    <style:style style:name="P72" style:family="paragraph" style:parent-style-name="Standard" style:list-style-name="L17">
      <style:text-properties officeooo:rsid="0066762b" officeooo:paragraph-rsid="0066762b"/>
    </style:style>
    <style:style style:name="P73" style:family="paragraph" style:parent-style-name="Standard" style:list-style-name="L17">
      <style:text-properties officeooo:rsid="006776d4" officeooo:paragraph-rsid="006776d4"/>
    </style:style>
    <style:style style:name="P74" style:family="paragraph" style:parent-style-name="Standard" style:list-style-name="L17">
      <style:text-properties officeooo:rsid="00685d7d" officeooo:paragraph-rsid="00685d7d"/>
    </style:style>
    <style:style style:name="T1" style:family="text">
      <style:text-properties officeooo:rsid="0018366b"/>
    </style:style>
    <style:style style:name="T2" style:family="text">
      <style:text-properties officeooo:rsid="0019d372"/>
    </style:style>
    <style:style style:name="T3" style:family="text">
      <style:text-properties officeooo:rsid="001c9fdb"/>
    </style:style>
    <style:style style:name="T4" style:family="text">
      <style:text-properties officeooo:rsid="0023aeee"/>
    </style:style>
    <style:style style:name="T5" style:family="text">
      <style:text-properties officeooo:rsid="0026313f"/>
    </style:style>
    <style:style style:name="T6" style:family="text">
      <style:text-properties officeooo:rsid="0031b433"/>
    </style:style>
    <style:style style:name="T7" style:family="text">
      <style:text-properties officeooo:rsid="003231c0"/>
    </style:style>
    <style:style style:name="T8" style:family="text">
      <style:text-properties officeooo:rsid="003257ac"/>
    </style:style>
    <style:style style:name="T9" style:family="text">
      <style:text-properties officeooo:rsid="0032bef3"/>
    </style:style>
    <style:style style:name="T10" style:family="text">
      <style:text-properties officeooo:rsid="0044094a"/>
    </style:style>
    <style:style style:name="T11" style:family="text">
      <style:text-properties officeooo:rsid="00516a3e"/>
    </style:style>
    <style:style style:name="T12" style:family="text">
      <style:text-properties officeooo:rsid="00535033"/>
    </style:style>
    <style:style style:name="T13" style:family="text">
      <style:text-properties officeooo:rsid="0054ac24"/>
    </style:style>
    <style:style style:name="T14" style:family="text">
      <style:text-properties officeooo:rsid="005a4023"/>
    </style:style>
    <style:style style:name="T15" style:family="text">
      <style:text-properties officeooo:rsid="005c0825"/>
    </style:style>
    <style:style style:name="T16" style:family="text">
      <style:text-properties officeooo:rsid="005d9d6b"/>
    </style:style>
    <style:style style:name="T17" style:family="text">
      <style:text-properties officeooo:rsid="005f1dbb"/>
    </style:style>
    <style:style style:name="T18" style:family="text">
      <style:text-properties officeooo:rsid="0061a62e"/>
    </style:style>
    <style:style style:name="T19" style:family="text">
      <style:text-properties officeooo:rsid="0067e9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MS</text:p>
      <text:p text:style-name="P1"/>
      <text:p text:style-name="P1">Administrace</text:p>
      <text:p text:style-name="P1"/>
      <text:list xml:id="list2222579887513637251" text:style-name="L1">
        <text:list-item>
          <text:p text:style-name="P20"><text:span text:style-name="T8">OK </text:span>nasadit SonataAdminBundle</text:p>
        </text:list-item>
        <text:list-item>
          <text:p text:style-name="P20"><text:span text:style-name="T8">OK </text:span>umožnit přihlášení</text:p>
        </text:list-item>
        <text:list-item>
          <text:p text:style-name="P20"><text:span text:style-name="T10">OK </text:span>editace pouze po přihlášení</text:p>
        </text:list-item>
      </text:list>
      <text:p text:style-name="P1"/>
      <text:p text:style-name="P1">Dokument</text:p>
      <text:list xml:id="list2611023247191919648" text:style-name="L2">
        <text:list-item>
          <text:p text:style-name="P21"><text:span text:style-name="T9">OK </text:span>administrace typu dokumentu</text:p>
        </text:list-item>
        <text:list-item>
          <text:p text:style-name="P21"><text:span text:style-name="T9">OK </text:span>typ dokument k výběru při vytvoření stránky</text:p>
        </text:list-item>
        <text:list-item>
          <text:p text:style-name="P26">doladit administraci typu dokumentu</text:p>
        </text:list-item>
      </text:list>
      <text:p text:style-name="P4"/>
      <text:p text:style-name="P6">Editační režim</text:p>
      <text:list xml:id="list5027584230963021728" text:style-name="L3">
        <text:list-item>
          <text:p text:style-name="P27">podbarvení widgetů</text:p>
        </text:list-item>
      </text:list>
      <text:p text:style-name="P5"/>
      <text:p text:style-name="P5">Soubor</text:p>
      <text:list xml:id="list5189581965003645672" text:style-name="L4">
        <text:list-item>
          <text:p text:style-name="P28">udělat větší výpis</text:p>
        </text:list-item>
        <text:list-item>
          <text:p text:style-name="P28">nový widget na fotku/galerii/carousel</text:p>
        </text:list-item>
      </text:list>
      <text:p text:style-name="P1"/>
      <text:p text:style-name="P1">Stránka</text:p>
      <text:list xml:id="list3808354970373534990" text:style-name="L5">
        <text:list-item>
          <text:p text:style-name="P29">šablonovací systém</text:p>
        </text:list-item>
        <text:list-item>
          <text:p text:style-name="P22">vytvoření stránky – url, rodič, název, anotace, krátký popis, datum publikace, tag, seo, <text:span text:style-name="T4">status stránky – aktivní, neaktivní, archív</text:span></text:p>
        </text:list-item>
        <text:list-item>
          <text:p text:style-name="P22">editace stránky</text:p>
        </text:list-item>
        <text:list-item>
          <text:p text:style-name="P30">kopie stránky</text:p>
        </text:list-item>
      </text:list>
      <text:p text:style-name="P2">Panel</text:p>
      <text:list xml:id="list2434607735941954150" text:style-name="L6">
        <text:list-item>
          <text:p text:style-name="P32">odladit vzhled panelu, widgetů a widgetů pro přetažení</text:p>
        </text:list-item>
        <text:list-item>
          <text:p text:style-name="P33">seznam stránek na panelu</text:p>
        </text:list-item>
        <text:list-item>
          <text:p text:style-name="P33">filtrování stránek podle typu</text:p>
        </text:list-item>
        <text:list-item>
          <text:p text:style-name="P33"/>
        </text:list-item>
      </text:list>
      <text:p text:style-name="P1">Editace stránky</text:p>
      <text:list xml:id="list3818885935475678173" text:style-name="L7">
        <text:list-item>
          <text:p text:style-name="P23"><text:span text:style-name="T2">OK </text:span>přesouvání widgetů</text:p>
        </text:list-item>
        <text:list-item>
          <text:p text:style-name="P24"><text:span text:style-name="T3">OK </text:span>možnost regionům nastavit <text:span text:style-name="T1">třídu</text:span></text:p>
        </text:list-item>
        <text:list-item>
          <text:p text:style-name="P34">odladit editace regionu</text:p>
        </text:list-item>
        <text:list-item>
          <text:p text:style-name="P35">přetahování widgetů mezi regiony</text:p>
        </text:list-item>
        <text:list-item>
          <text:p text:style-name="P31">kopie widgetu</text:p>
        </text:list-item>
        <text:list-item>
          <text:p text:style-name="P36">pamatovat si natavení pravého panelu</text:p>
        </text:list-item>
      </text:list>
      <text:p text:style-name="P1"/>
      <text:p text:style-name="P1">Widgety</text:p>
      <text:p text:style-name="P1"/>
      <text:list xml:id="list5288078757819849252" text:style-name="L8">
        <text:list-item>
          <text:p text:style-name="P37">šablonovací systém – strojový název, zobrazení šablony, použitá šablona, návrhy šablon</text:p>
        </text:list-item>
        <text:list-item>
          <text:p text:style-name="P38">záložky na widgetu</text:p>
        </text:list-item>
        <text:list-item>
          <text:p text:style-name="P25">nadpis</text:p>
        </text:list-item>
        <text:list-item>
          <text:p text:style-name="P25">fotky</text:p>
        </text:list-item>
        <text:list-item>
          <text:p text:style-name="P25">obrázek</text:p>
        </text:list-item>
        <text:list-item>
          <text:p text:style-name="P25">prosté html</text:p>
        </text:list-item>
        <text:list-item>
          <text:p text:style-name="P39">menu</text:p>
        </text:list-item>
        <text:list-item>
          <text:p text:style-name="P40">odkaz<text:span text:style-name="T5">y</text:span></text:p>
        </text:list-item>
        <text:list-item>
          <text:p text:style-name="P39"><text:soft-page-break/>controller</text:p>
        </text:list-item>
        <text:list-item>
          <text:p text:style-name="P25">odkaz na stránku</text:p>
        </text:list-item>
        <text:list-item>
          <text:p text:style-name="P25">výpis stránek podle tagu</text:p>
        </text:list-item>
        <text:list-item>
          <text:p text:style-name="P25">doladit novinky</text:p>
        </text:list-item>
        <text:list-item>
          <text:p text:style-name="P25">podle webu Martina</text:p>
        </text:list-item>
      </text:list>
      <text:p text:style-name="P11"><text:line-break/>Systém nastavení v adminu</text:p>
      <text:p text:style-name="P11"/>
      <text:list xml:id="list6640589039265801378" text:style-name="L9">
        <text:list-item>
          <text:p text:style-name="P41">integrovat <text:s/>do adminu</text:p>
        </text:list-item>
      </text:list>
      <text:p text:style-name="P11"/>
      <text:p text:style-name="P1"/>
      <text:p text:style-name="P3">TODO 2. 2. 2018:</text:p>
      <text:p text:style-name="P3"/>
      <text:list xml:id="list7989470354337431151" text:style-name="L10">
        <text:list-item>
          <text:p text:style-name="P42"><text:span text:style-name="T6">OK </text:span>u názvu widgetu ikona přesouvání</text:p>
        </text:list-item>
        <text:list-item>
          <text:p text:style-name="P42"><text:span text:style-name="T6">OK </text:span>doladit helper pro přesouvání</text:p>
        </text:list-item>
        <text:list-item>
          <text:p text:style-name="P43"><text:span text:style-name="T6">OK </text:span>upravit tiny</text:p>
        </text:list-item>
        <text:list-item>
          <text:p text:style-name="P42"><text:span text:style-name="T7">OK </text:span>pravý panel jstree</text:p>
        </text:list-item>
        <text:list-item>
          <text:p text:style-name="P44"><text:span text:style-name="T7">OK </text:span>zavírání pravého panelu</text:p>
        </text:list-item>
        <text:list-item>
          <text:p text:style-name="P42">2 nové widgety – nadpis + nějaký</text:p>
        </text:list-item>
        <text:list-item>
          <text:p text:style-name="P45"><text:span text:style-name="T7">OK </text:span>řešení uploadu obrázků</text:p>
        </text:list-item>
        <text:list-item>
          <text:p text:style-name="P46">OK nasazení Sonata Admin</text:p>
        </text:list-item>
      </text:list>
      <text:p text:style-name="P7"/>
      <text:p text:style-name="P8">TODO 9.2.2017</text:p>
      <text:p text:style-name="P8"/>
      <text:list xml:id="list8797385772687879516" text:style-name="L11">
        <text:list-item>
          <text:p text:style-name="P47">odladit šablonovaní widgetu, formuláře widgetu a stránky</text:p>
        </text:list-item>
        <text:list-item>
          <text:p text:style-name="P47">VYTVOŘENÍ WIDGETU S FOTKOU</text:p>
        </text:list-item>
        <text:list-item>
          <text:p text:style-name="P47">výpis stránek – aktuality, fotogalerie – vymyslet jak s název, popisem, fotkou a dalšími informacemi</text:p>
        </text:list-item>
      </text:list>
      <text:p text:style-name="P8"/>
      <text:p text:style-name="P12">TODO 16.2.2017</text:p>
      <text:p text:style-name="P12"/>
      <text:list xml:id="list7813950714211025542" text:style-name="L12">
        <text:list-item>
          <text:p text:style-name="P51">odladit typ dokumentu – výchozí widget, tagy, témata, …</text:p>
        </text:list-item>
        <text:list-item>
          <text:p text:style-name="P53">výchozí šablona</text:p>
        </text:list-item>
        <text:list-item>
          <text:p text:style-name="P55">editace stránky – data ke stránce, …</text:p>
        </text:list-item>
        <text:list-item>
          <text:p text:style-name="P57"><text:span text:style-name="T11">OK </text:span>mazání stránky</text:p>
        </text:list-item>
        <text:list-item>
          <text:p text:style-name="P58">kontrola url a přidávání URL rodiče do URL</text:p>
        </text:list-item>
        <text:list-item>
          <text:p text:style-name="P51">položky widgetu</text:p>
        </text:list-item>
        <text:list-item>
          <text:p text:style-name="P51">widget typu obrázek</text:p>
        </text:list-item>
        <text:list-item>
          <text:p text:style-name="P60">náhled fotek v pravém panelu</text:p>
        </text:list-item>
        <text:list-item>
          <text:p text:style-name="P62">filtrování stránek v pravém panelu</text:p>
        </text:list-item>
      </text:list>
      <text:p text:style-name="P16"/>
      <text:p text:style-name="P16">TODO 2.3.2018:<text:line-break/></text:p>
      <text:list xml:id="list2412018785773033203" text:style-name="L13">
        <text:list-item>
          <text:p text:style-name="P64"><text:span text:style-name="T12">OK </text:span>odladit strom stránek – přesouvání struktury + drag and drop odkazu</text:p>
        </text:list-item>
        <text:list-item>
          <text:p text:style-name="P52">odladit typ dokumentu – výchozí widget, tagy, témata, …</text:p>
        </text:list-item>
        <text:list-item>
          <text:p text:style-name="P54">výchozí šablona</text:p>
        </text:list-item>
        <text:list-item>
          <text:p text:style-name="P56">editace stránky – data ke stránce, …</text:p>
        </text:list-item>
        <text:list-item>
          <text:p text:style-name="P59">kontrola url a přidávání URL rodiče do URL</text:p>
        </text:list-item>
        <text:list-item>
          <text:p text:style-name="P52">položky widgetu</text:p>
        </text:list-item>
        <text:list-item>
          <text:p text:style-name="P61"><text:span text:style-name="T13">OK </text:span>náhled fotek v pravém panelu</text:p>
        </text:list-item>
        <text:list-item>
          <text:p text:style-name="P63"><text:soft-page-break/>filtrování stránek v pravém panelu</text:p>
        </text:list-item>
        <text:list-item>
          <text:p text:style-name="P65">menu</text:p>
        </text:list-item>
      </text:list>
      <text:p text:style-name="P12"/>
      <text:p text:style-name="P19">TODO 23.3.2018</text:p>
      <text:p text:style-name="P19"/>
      <text:list xml:id="list5182883861637789715" text:style-name="L14">
        <text:list-item>
          <text:p text:style-name="P66"><text:span text:style-name="T14">OK </text:span>kopie widgetu po přenačtení stránky</text:p>
        </text:list-item>
        <text:list-item>
          <text:p text:style-name="P66"><text:span text:style-name="T15">ZATIM OK - </text:span>vyřešit widget obrázek + galerie</text:p>
        </text:list-item>
        <text:list-item>
          <text:p text:style-name="P66"><text:span text:style-name="T16">OK <text:s/>- drag and drop - </text:span>responsivefilemanager jako vstup</text:p>
          <text:p text:style-name="P66"/>
          <text:p text:style-name="P66"/>
        </text:list-item>
        <text:list-item>
          <text:p text:style-name="P66"><text:span text:style-name="T17">Ok </text:span>widget horní kontakt</text:p>
        </text:list-item>
        <text:list-item>
          <text:p text:style-name="P66"><text:span text:style-name="T18">OK </text:span>widget sociální sítě</text:p>
        </text:list-item>
        <text:list-item>
          <text:p text:style-name="P66"><text:span text:style-name="T18">OK </text:span>menu widget</text:p>
        </text:list-item>
        <text:list-item>
          <text:p text:style-name="P66">widget podstránky</text:p>
        </text:list-item>
      </text:list>
      <text:p text:style-name="P8"/>
      <text:p text:style-name="P8">Stránka</text:p>
      <text:p text:style-name="P8"/>
      <text:list xml:id="list7801038667251937661" text:style-name="L15">
        <text:list-item>
          <text:p text:style-name="P48">definice šablon – složka pro doménu, automatické vyhledávání složky podle domény</text:p>
        </text:list-item>
      </text:list>
      <text:p text:style-name="P8"/>
      <text:p text:style-name="P8">Widget</text:p>
      <text:p text:style-name="P8"/>
      <text:list xml:id="list2700449378771241480" text:style-name="L16">
        <text:list-item>
          <text:p text:style-name="P49">možnost úpravy šablony widgetu pro editaci</text:p>
        </text:list-item>
        <text:list-item>
          <text:p text:style-name="P49">možnost přepsat šablonu pomocí strojového názvu </text:p>
        </text:list-item>
        <text:list-item>
          <text:p text:style-name="P49">možná vytvořit definici šablony pro widget v administraci – možnost definovat šablony pro uživatele, aby byl jejich výběr jednodušší – název + obrázek</text:p>
        </text:list-item>
      </text:list>
      <text:p text:style-name="P8"/>
      <text:p text:style-name="P67">TODO: 16. 4. 2018</text:p>
      <text:p text:style-name="P67"/>
      <text:list xml:id="list6735687693605574977" text:style-name="L17">
        <text:list-item>
          <text:p text:style-name="P68"><text:span text:style-name="T19">ok </text:span>widget s odkazy na podstránky – přebírání ze systémového widgetu</text:p>
        </text:list-item>
        <text:list-item>
          <text:p text:style-name="P71"><text:span text:style-name="T19">OK </text:span>widget nadpis</text:p>
        </text:list-item>
        <text:list-item>
          <text:p text:style-name="P73"><text:span text:style-name="T19">OK - </text:span>widget odkaz na stránku – definice obrázku a krátkého popisu</text:p>
        </text:list-item>
        <text:list-item>
          <text:p text:style-name="P74">skupiny widgetů</text:p>
        </text:list-item>
        <text:list-item>
          <text:p text:style-name="P69">stránkování</text:p>
        </text:list-item>
        <text:list-item>
          <text:p text:style-name="P70">náhledy obrázků</text:p>
        </text:list-item>
        <text:list-item>
          <text:p text:style-name="P72">kopie stránky</text:p>
        </text:list-item>
      </text:list>
      <text:p text:style-name="P8"/>
      <text:p text:style-name="P8"/>
      <text:p text:style-name="P9">SYMFONY</text:p>
      <text:p text:style-name="P9"/>
      <text:p text:style-name="P9"><text:a xlink:type="simple" xlink:href="https://symfony.com/doc/3.4/reference/twig_reference.html" text:style-name="Internet_20_link" text:visited-style-name="Visited_20_Internet_20_Link">https://symfony.com/doc/3.4/reference/twig_reference.html</text:a></text:p>
      <text:p text:style-name="P10"/>
      <text:p text:style-name="P10">Definice proměnné dostupné v twig</text:p>
      <text:p text:style-name="P10"><text:a xlink:type="simple" xlink:href="https://stackoverflow.com/questions/39871558/how-to-get-the-current-user-in-twig-extension-service-symfony2-8" text:style-name="Internet_20_link" text:visited-style-name="Visited_20_Internet_20_Link">https://stackoverflow.com/questions/39871558/how-to-get-the-current-user-in-twig-extension-service-symfony2-8</text:a></text:p>
      <text:p text:style-name="P10"/>
      <text:p text:style-name="P13">Mazaní cache obrázků u entity</text:p>
      <text:p text:style-name="P13"><text:a xlink:type="simple" xlink:href="https://openclassrooms.com/forum/sujet/symfony2-liipimaginebundle" text:style-name="Internet_20_link" text:visited-style-name="Visited_20_Internet_20_Link">https://openclassrooms.com/forum/sujet/symfony2-liipimaginebundle</text:a></text:p>
      <text:p text:style-name="P13"/>
      <text:p text:style-name="P15">Obrázky</text:p>
      <text:p text:style-name="P14"><text:a xlink:type="simple" xlink:href="https://symfony.com/doc/master/bundles/LiipImagineBundle/filters.html" text:style-name="Internet_20_link" text:visited-style-name="Visited_20_Internet_20_Link">https://symfony.com/doc/master/bundles/LiipImagineBundle/filters.html</text:a></text:p>
      <text:p text:style-name="P14"/>
      <text:h text:style-name="Heading_20_1" text:outline-level="1"><text:soft-page-break/>Reference</text:h>
      <text:p text:style-name="P13"/>
      <text:p text:style-name="P13">Služby</text:p>
      <text:p text:style-name="P13"><text:a xlink:type="simple" xlink:href="http://symfony.com/doc/3.4/reference/dic_tags.html" text:style-name="Internet_20_link" text:visited-style-name="Visited_20_Internet_20_Link">http://symfony.com/doc/3.4/reference/dic_tags.html</text:a></text:p>
      <text:p text:style-name="P13"/>
      <text:p text:style-name="P13">Validace</text:p>
      <text:p text:style-name="P13"><text:a xlink:type="simple" xlink:href="http://symfony.com/doc/3.4/reference/constraints.html" text:style-name="Internet_20_link" text:visited-style-name="Visited_20_Internet_20_Link">http://symfony.com/doc/3.4/reference/constraints.html</text:a></text:p>
      <text:p text:style-name="P13"/>
      <text:p text:style-name="P13">Twig</text:p>
      <text:p text:style-name="P13"><text:a xlink:type="simple" xlink:href="http://symfony.com/doc/3.4/reference/forms/twig_reference.html" text:style-name="Internet_20_link" text:visited-style-name="Visited_20_Internet_20_Link">http://symfony.com/doc/3.4/reference/forms/twig_reference.html</text:a></text:p>
      <text:p text:style-name="P13"/>
      <text:p text:style-name="P17">WebPack</text:p>
      <text:p text:style-name="P17"/>
      <text:p text:style-name="P17"><text:a xlink:type="simple" xlink:href="https://iulyanp.github.io/symfony/2017/06/18/symfony-encore/" text:style-name="Internet_20_link" text:visited-style-name="Visited_20_Internet_20_Link">https://iulyanp.github.io/symfony/2017/06/18/symfony-encore/</text:a></text:p>
      <text:p text:style-name="P17"/>
      <text:p text:style-name="P18"><text:a xlink:type="simple" xlink:href="http://symfony.com/doc/current/frontend/encore/css-preprocessors.html" text:style-name="Internet_20_link" text:visited-style-name="Visited_20_Internet_20_Link">http://symfony.com/doc/current/frontend/encore/css-preprocessors.html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18:06.159058496</meta:creation-date>
    <meta:generator>LibreOffice/5.1.6.2$Linux_X86_64 LibreOffice_project/10m0$Build-2</meta:generator>
    <dc:date>2018-04-16T13:37:35.971310110</dc:date>
    <meta:editing-duration>P5DT21H28M40S</meta:editing-duration>
    <meta:editing-cycles>60</meta:editing-cycles>
    <meta:document-statistic meta:table-count="0" meta:image-count="0" meta:object-count="0" meta:page-count="4" meta:paragraph-count="122" meta:word-count="539" meta:character-count="3638" meta:non-whitespace-character-count="3283"/>
  </office:meta>
</office:document-meta>
</file>